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Tutorium – String </text:p>
      <text:p text:style-name="P1"/>
      <text:p text:style-name="P1">Aufgabe 1 (Schwierigkeitsgrad : 2)</text:p>
      <text:p text:style-name="Text_20_body"><text:span text:style-name="T2">Schreiben Sie eine Klasse </text:span><text:span text:style-name="Emphasis"><text:span text:style-name="T2">Stringthings</text:span></text:span><text:span text:style-name="T2">, die folgende Funktionen enthält:</text:span></text:p>
      <text:list xml:id="list7222214113356412312" text:style-name="L1">
        <text:list-item>
          <text:p text:style-name="P4"><text:span text:style-name="Emphasis"><text:span text:style-name="T2">public static String verkette(String s, int a)</text:span></text:span><text:span text:style-name="T2">: a mal hintereinander s</text:span></text:p>
        </text:list-item>
        <text:list-item>
          <text:p text:style-name="P4"><text:span text:style-name="Emphasis"><text:span text:style-name="T2">public static String ohneErstesZeichen(String s)</text:span></text:span><text:span text:style-name="T2">: s ohne erstes Zeichen</text:span></text:p>
        </text:list-item>
        <text:list-item>
          <text:p text:style-name="P4"><text:span text:style-name="Emphasis"><text:span text:style-name="T2">public static int zaehleZeichen(String s, char c)</text:span></text:span><text:span text:style-name="T2">int: Anzahl des Zeichens c in s</text:span></text:p>
        </text:list-item>
        <text:list-item>
          <text:p text:style-name="P4"><text:span text:style-name="Emphasis"><text:span text:style-name="T2">public static String allesGross(String s)</text:span></text:span><text:span text:style-name="T2">: s, bei dem alle Kleinbuchstaben in Großbuchstaben umgewandelt worden</text:span></text:p>
        </text:list-item>
        <text:list-item>
          <text:p text:style-name="P4"><text:span text:style-name="Emphasis"><text:span text:style-name="T2">public static String erzeugeLeerstring(int a)</text:span></text:span><text:span text:style-name="T2">: a mal das Leerzeichen</text:span></text:p>
        </text:list-item>
        <text:list-item>
          <text:p text:style-name="P4"><text:span text:style-name="Emphasis"><text:span text:style-name="T2">public static String teilString(String s, int start, int ende)</text:span></text:span><text:span text:style-name="T2">: Teilstring aus s vom Index start bis zum Index end (jeweils inklusive)</text:span></text:p>
        </text:list-item>
        <text:list-item>
          <text:p text:style-name="P4"><text:span text:style-name="Emphasis"><text:span text:style-name="T2">public static String trim(String s)</text:span></text:span><text:span text:style-name="T2">: Falls s am Anfang oder am Ende Leerzeichen hatte, wurden diese entfernt</text:span></text:p>
        </text:list-item>
        <text:list-item>
          <text:p text:style-name="P4"><text:span text:style-name="Emphasis"><text:span text:style-name="T2">public int toInteger(String s)</text:span></text:span><text:span text:style-name="T2">: Der zur Stringdarstellung passende Integer (!!!Achtung, schwerer!!!)</text:span></text:p>
        </text:list-item>
        <text:list-item>
          <text:p text:style-name="P4"><text:span text:style-name="Emphasis"><text:span text:style-name="T2">public String ersetzeString(String s, String t, String u)</text:span></text:span><text:span text:style-name="T2">: Alle Vorkommen des Strings t in s wurden durch u ersetzt (!!!Achtung, schwer!!!)</text:span></text:p>
        </text:list-item>
        <text:list-item>
          <text:p text:style-name="P2"><text:span text:style-name="T2">Achten Sie bei allen Methoden auf unzulässige Übergabeparameter- werfen Sie in dem Fall eine </text:span><text:span text:style-name="Emphasis"><text:span text:style-name="T2">IllegalArgumentException</text:span></text:span><text:span text:style-name="T2">.</text:span></text:p>
        </text:list-item>
      </text:list>
      <text:p text:style-name="P3">Aufgabe 2 (Schwierigkeitsgrad: 2)</text:p>
      <text:p text:style-name="Text_20_body"><text:span text:style-name="T2">Schreiben Sie in der Klasse Funktionen eine Funktion<text:line-break/><text:line-break/></text:span><text:span text:style-name="Emphasis"><text:span text:style-name="T2">public static String compressSpace(String s)</text:span></text:span><text:span text:style-name="T2"><text:line-break/><text:line-break/>, die sowohl alle Leerzeichen am Anfang und Ende des Strings entfernt als auch innerhalb des Strings mehr als zwei Leerzeichen zu einem verschmelzen lässt.<text:line-break/><text:line-break/>Sie dürfen dabei nur die Methoden </text:span><text:span text:style-name="Emphasis"><text:span text:style-name="T2">charAt(int index)</text:span></text:span><text:span text:style-name="T2">, </text:span><text:span text:style-name="Emphasis"><text:span text:style-name="T2">length()</text:span></text:span><text:span text:style-name="T2">, und die Konkatenation (Verkettung) der Klasse String verwenden.<text:line-break/><text:line-break/>Bsp.: (Leerzeichen werden mittels '-' dargestellt)<text:line-break/></text:span><text:span text:style-name="Emphasis"><text:span text:style-name="T2">compressSpace('---Hier-sind--Leerzeichen'); --&gt; 'Hier-sind-Leerzeichen';</text:span></text:span><text:span text:style-name="T2"><text:line-break/><text:line-break/></text:span><text:span text:style-name="Emphasis"><text:span text:style-name="T2">compressSpace('Weg-mit----dem--Überflüssigen---'); --&gt; 'Weg-mit-dem-Überflüssigen'</text:span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oft-page-break/><text:span text:style-name="Emphasis"><text:span text:style-name="T2">Aufgabe 3(Schwierigkeitsgrad: 2)</text:span></text:span></text:p>
      <text:p text:style-name="Text_20_body"><text:span text:style-name="Emphasis"><text:span text:style-name="T2">Implementieren Sie eine Klasse ZeichenEntferner<text:line-break/><text:line-break/>mit der Methode<text:line-break/><text:line-break/>public static String entferneZeichen(String s, char c)<text:line-break/><text:line-break/>, die das angegebene Zeichen c aus dem String s entfernt, ebenso das Zeichen genau vor und genau nach c.<text:line-break/><text:line-break/>Beispiel:<text:line-break/>entferneZeichen(„ha*llo“,‘*‘) ergibt „hlo“<text:line-break/>entferneZeichen(„hal@@lo“, ‚@‘) ergibt „hao“<text:line-break/>entferneZeichen(„*hallo*“, ‚*‘) ergibt „all“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tan Purnamasari</meta:initial-creator>
    <meta:creation-date>2016-12-19T20:41:33.24</meta:creation-date>
    <meta:document-statistic meta:table-count="0" meta:image-count="0" meta:object-count="0" meta:page-count="2" meta:paragraph-count="17" meta:word-count="296" meta:character-count="2165"/>
    <dc:date>2016-12-19T20:48:36.99</dc:date>
    <dc:creator>Intan Purnamasari</dc:creator>
    <meta:editing-duration>PT7M4S</meta:editing-duration>
    <meta:editing-cycles>1</meta:editing-cycles>
    <meta:generator>OpenOffice/4.0.1$Win32 OpenOffice.org_project/401m5$Build-9714</meta:generator>
  </office:meta>
</office:document-meta>
</file>